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color="#000000" style:font-name="ＭＳ 明朝" fo:font-size="11pt" style:font-name-asian="ＭＳ 明朝" style:font-size-asian="11pt" style:language-asian="ja" style:country-asian="JP" style:font-size-complex="11pt"/>
    </style:style>
    <style:style style:name="P2" style:family="paragraph" style:parent-style-name="Standard">
      <style:text-properties fo:color="#000000" style:font-name="ＭＳ 明朝" fo:font-size="11pt" fo:font-style="normal" fo:font-weight="normal" style:font-name-asian="ＭＳ 明朝" style:font-size-asian="11pt" style:language-asian="ja" style:country-asian="JP" style:font-style-asian="normal" style:font-weight-asian="normal" style:font-size-complex="11pt" style:font-style-complex="normal" style:font-weight-complex="normal"/>
    </style:style>
    <style:style style:name="P3" style:family="paragraph" style:parent-style-name="Standard">
      <style:paragraph-properties fo:text-align="end" style:justify-single-word="false"/>
      <style:text-properties fo:color="#000000" style:font-name="ＭＳ 明朝" fo:font-size="11pt" fo:font-style="normal" fo:font-weight="normal" style:font-name-asian="ＭＳ 明朝" style:font-size-asian="11pt" style:language-asian="ja" style:country-asian="JP"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君と出会って、僕は変わった。</text:p>
      <text:p text:style-name="P1">毎日が楽しくなった。何もかもが明るく見えた。</text:p>
      <text:p text:style-name="P1">僕の人生は、変わっていった。</text:p>
      <text:p text:style-name="P1"/>
      <text:p text:style-name="P1">君がいて、君と出会えて、本当に良かった。</text:p>
      <text:p text:style-name="P1"/>
      <text:p text:style-name="P1">　<text:span text:style-name="T1">１</text:span></text:p>
      <text:p text:style-name="P1">「……坊ちゃん、そろそろ、お休みになられた方が宜しいのでは？」</text:p>
      <text:p text:style-name="P1">　やや遠慮気味な声が響いた。広い一人部屋の中、&lt;壮&gt;は、ベッドの上にいた。一旦掛け時計に視線を向けると、読んでいた本のページにしおりを挟む。時計の短い針は、もう夜中の十二時を指していた。</text:p>
      <text:p text:style-name="P1">「……うん、もう寝ることにするよ」</text:p>
      <text:p text:style-name="P1">「おやすみなさい」</text:p>
      <text:p text:style-name="P1">　ホッとしたような声。扉越しにスリッパの足音が遠ざかっていく中、壮はベッドに伸ばしていた両足をそっと床に下ろした。ベッドの向かいの壁と向かい合って立つと、正面の掛けられている一着の学生服が目に留まる。－ビシっと糊のかかった真っ黒い木地の上、五つのボタンが、照明に反射して金色に輝いていた。</text:p>
      <text:p text:style-name="P1">「……」</text:p>
      <text:p text:style-name="P1">　壮は、かつて一度もそれを着て出かけたことはない。……かといって、登校拒否している引き篭もりでも、私服で登校しているような不良である訳でもない。今日は春休み最後の一日。晴れて明日が中学校の入学式なのであった。</text:p>
      <text:p text:style-name="P1">　壮はそれから視線を逸らすと、手を上に伸ばして部屋の明かりを落とし、再びベッドに腰を投げ出す。一回ゆっくり深呼吸をすると、両目を閉じる。壮の脳裏には、遠ざかっていったスリッパの音が蘇っていた。（――普段なら、俺がこの時間まで起きていたことで、志村さんは来たりしない。……ああ、明日が入学式だからかな）</text:p>
      <text:p text:style-name="P1">　壮は再び、学生服に思いを寄せていた。</text:p>
      <text:p text:style-name="P1">「……はぁ」</text:p>
      <text:p text:style-name="P1">　壮の口から、小さなため息が漏れた。（春休み、……本当に今日で終わっちゃうのか）壮は両手を広げて後ろに倒れこむと、頭の上にあるカーテンのかかった窓を、ボーっと見上げた。そこからは僅かに街頭の明かりが漏れていた。その向こうにもう一つの世界が広がっていることなんて、今は信じられなかった。カーテンの木地がやけに薄く感じられた。</text:p>
      <text:p text:style-name="P1">　壮は、眉間にシワが寄る位にしっかりと瞼を閉じると、二、三度寝返りを打った。</text:p>
      <text:p text:style-name="P1"/>
      <text:p text:style-name="P1"/>
      <text:p text:style-name="P1">『リリリリリリリ！』</text:p>
      <text:p text:style-name="P1">　壮は反射的に布団の中から腕を伸ばすと、目覚まし時計のボタンを叩いた。窓からは、カーテンを挟んで、眩しい光が差し込んできている。遠くに聞こえているのは、小鳥のさえずり。</text:p>
      <text:p text:style-name="P1">　壮は、「フアッ」と一つ小さな欠伸をしてから、寝ぼけ眼を擦る。（朝か……昨日はいつの間に寝てたんだ）</text:p>
      <text:p text:style-name="P1">　壮はパジャマのままハッキリとしない足取りで部屋を後にすると、螺旋階段を下りていく。</text:p>
      <text:p text:style-name="P1"/>
      <text:p text:style-name="P1"/>
      <text:p text:style-name="P1">「坊ちゃん、おはようございます。」</text:p>
      <text:p text:style-name="P1">　洗顔を済ませてダイニングテーブルについた時、キッチンから志村の爽やかな声がかかった。同時に、何かを刻んでいる、まな板と包丁の家庭的な音も聞こえている。――この「坊ちゃん」という呼ばれ方、当初は驚いたが、今では大分慣れ、普通になっている。初めてそう呼ばれたときは、彼女がふざけているのか真面目なのか分からなかったのだが、志村の正確を知るうちに、後者だということが判明している。</text:p>
      <text:p text:style-name="P1">　志村は、常盤家に住み込みで働いている家政婦だ。品が良い可愛らしい顔立ちをしていて、少し小太りしているが小柄な体系である。……いつもは、わざわざご丁寧に壮の前まで顔を出して<text:soft-page-break/>挨拶するのだが、今朝はどうやら忙しいらしい。</text:p>
      <text:p text:style-name="P1">「おはよう」</text:p>
      <text:p text:style-name="P1">　壮も、キッチンの志村に挨拶を返す。すると、再度「おはようございます。」という、志村の挨拶が響いた。壮は、キッチンに顔を向ける。（……え、もう一度……？）しばらく考えたが、</text:p>
      <text:p text:style-name="P1">「……おはよう」</text:p>
      <text:p text:style-name="P1">　一応、もう一度挨拶を返した。すると、キッチンから、肩を揺らしている志村が、明るい表情を覗かせた。</text:p>
      <text:p text:style-name="P1">「ふふふふふ、坊ちゃんたら」</text:p>
      <text:p text:style-name="P1">　壮自身、自分の声の大きさに自身が無かったからなのだが、自分の意思とは反してボケたことになった壮は、何の反応も見つからずに、彼女が手にしているトレイに視線を落ち着かせた。そこに乗せられている朝のメニューを、志村が一つ一つ丁寧に、壮の前に並べていく。いつもより豪勢な朝のご馳走は、今日が壮の入学式であることを強調した。</text:p>
      <text:p text:style-name="P1">「ありがとう」</text:p>
      <text:p text:style-name="P1">　全ての皿が並べ終わった後、壮はいつも通りのセリフを返した。志村はほっこりと微笑む。普段彼女は、料理を出した後、大人しくテーブルの横に立っているか、キッチンへ戻るかするのであるが、今日は違った。</text:p>
      <text:p text:style-name="P1">「坊ちゃん、今日から中学生ですわね！」</text:p>
      <text:p text:style-name="P1">　志村はキラキラとした瞳を大きくさせて、下の位置にある壮の顔を覗き込むようにした。</text:p>
      <text:p text:style-name="P1">「うん。そうだね」</text:p>
      <text:p text:style-name="P1">　壮はミルクを口に運ぶと、穏やかに言葉を返した。志村はいつもよりトーンの高い声で、言葉を続ける。</text:p>
      <text:p text:style-name="P1">「中学校では、どんなことを教わるのでしょうね。……きっと、楽しいことがいっぱいありますよ。坊ちゃんの新しい生活が始まるのですね」</text:p>
      <text:p text:style-name="P1">　少々興奮気味にみえる志村は、当人である壮よりはしゃいでいるようだ。そんなことを考えながら、壮はこんがりと焼けているトーストを齧った――常盤家の朝食は、いつもパンだ。壮は結構、このパンを楽しみにしている。毎回志村が、工夫をして味やスタイルを帰るので、全く飽きがこない。</text:p>
      <text:p text:style-name="P1">「……坊ちゃんの制服姿、楽しみだわぁ」</text:p>
      <text:p text:style-name="P1">　志村はトレイを脇に抱えたまま、そう呟いた。幸せそうに立ち尽くしている志村を、壮はチラリと見上げた。志村は、以前制服を購入した際に、壮の制服姿を一度見ているのだが、まるで初めて見るかのようであった。……壮は未だパジャマ姿であり、制服を着ていない。壮は、昨夜凝視した制服を脳裏に描き出す。……制服に身を納めるのは、少々気が思い。制服に着替えたとたん、壮はそこの学校の生徒となる。時間やら規則やらに縛られる気分になる。しかし、そんなことをいつまでも思っていられる筈はない。何故なら、遅刻をしてしまうからだ。</text:p>
      <text:p text:style-name="P1">「ご馳走様」</text:p>
      <text:p text:style-name="P1">　壮は、半分の皿を空にすると、足早に席を離れた。</text:p>
      <text:p text:style-name="P1"/>
      <text:p text:style-name="P1"/>
      <text:p text:style-name="P1">　部屋に戻ると、壮は、壁にかけられている制服をハンガーごと手に取る。真っ黒い色の他に、何の混じりけも無い。いつかは、この制服も汚れるのかと思うと不思議になった。</text:p>
      <text:p text:style-name="P1">　パジャマを脱いで、新しい制服に腕を通すと、クローゼットの戸を開け、その裏側に取り付けられてある鏡に、自分の姿を映し出した。鏡の向こうにいる自分は、少し強張った表情をしていた。……志村にあんな風に楽しみにされては、リビングに戻るのが少し緊張した。（褒められたら、なんて返そうかな）</text:p>
      <text:p text:style-name="P1">　壮は、通学カバンを片手に、再び一階に下りていった。</text:p>
      <text:p text:style-name="P1"/>
      <text:p text:style-name="P1">「……まぁ、坊ちゃん。男前ですこと。よく似合ってらっしゃいます、素敵ですわ！」</text:p>
      <text:p text:style-name="P1">　志村は、壮の制服姿を見るやいなや、頬をほのかにピンク色に染めて、両手を胸の前で一回「パン！」と大きく打ち鳴らした。想像以上の好反応に、壮の表情も幾らか明るくなった。</text:p>
      <text:p text:style-name="P1">「ありがとう。志村さんのお陰だよ」</text:p>
      <text:p text:style-name="P1"><text:soft-page-break/>　壮は、さっき決めておいた言葉を返した。心を込めて選び抜いた言葉だ。―その言葉を聞いた志村の瞳は、一層輝いている。そして、エプロンのポケットから真っ白なハンカチを取り出すと、目尻の辺りをちょんちょんと拭いた。</text:p>
      <text:p text:style-name="P1">「いやだわ。歳をとると涙もろくなっちゃって……」</text:p>
      <text:p text:style-name="P1">　志村はそう言うと少し恥ずかしそうに笑った。壮は、そんな彼女の姿を穏やかな顔つきで見守っている。</text:p>
      <text:p text:style-name="P1">「……今日は、良い天気ね。きっと、奥様も、この日を歓迎してくださっているのだわ……」</text:p>
      <text:p text:style-name="P1">　志村は、ここから覗ける、大きな窓の向こう（日本庭園のみが見えている）を、見やり、顔を綻ばせた。壮も、そんな彼女につられるように、窓の向こうに視線をやった。</text:p>
      <text:p text:style-name="P1">　――壮がこれから通う中学校は、徒歩で四十分程度かかる位置にある。ここは千葉県の中でも田舎の方で、緑が多い代償と引き換えに、学校が少ない。自転車による登校は許可されていない為、その時間は絶対とされた。これまで小学校へと通った通学路は、土手を通り、川が見え、割と自然の多い道のりなのであったが、中学校へと通う通学路はというと、これまでとは打ってかわり、ほぼ住宅街を進んでいく。……そこのあたりも、これから中学校へ通う上での、心の重さの要因の一つとなっていた。</text:p>
      <text:p text:style-name="P1"/>
      <text:p text:style-name="P1">　その後、志村に丁重に見送られ、家を後にしてほぼ四十分。壮は中学校に着いた。ここへ来たのは、二週間ほど前に下見をしにきたのを含め、二度目である。</text:p>
      <text:p text:style-name="P1">　校門の前には「第三十一回・東中学校入学式」と書かれた看板が立てられていて、校門から後者を繋ぐアスファルトの上には、壮と同じ新しい制服を身に纏った新入生たちが、賑やかに屯していた。その様子を見ている壮は、ぼんやりとしていた。……まるでその先の光景が、一枚の絵のように感じられた。</text:p>
      <text:p text:style-name="P1">「……」</text:p>
      <text:p text:style-name="P1">　壮は一つ小さく息を吸うと、校門を潜った。アスファルトの上を、一歩、また一歩進んでいく。すると、曖昧だった新入生たちの黄色い声が、次々と明確になって耳に飛び込んでくる。―友達同士で同じクラスになれた歓声、久々に会う者同士でふざけあっている声、落ち着きのある日常の会話。</text:p>
      <text:p text:style-name="P1">　壮は、ふと足を止めた。校舎の横に設置されている掲示板に、クラス表が張り出されていることに気がついたのだ。そこにやけに多くの生徒たちが集まっているのは、その為だったらしい。壮は、心の中で首を傾げる。（何故みんな、校舎に入っていかないのだろう…。三分もあれば、自分の名前を見つける事くらい、できる筈なのに）壮は騒がしい生徒たちの間を縫い、掲示板へと足を進め、名前を読める程度の位置まで来ると、立ち止まった。視線を上げ、さ迷わせる。―クラスは、A組からE組まであった。「常盤壮」――その名前は、A組にあった。壮はすぐさま人だかりから抜けると、昇降口へ向かいだした。</text:p>
      <text:p text:style-name="P1">「―常盤君？」</text:p>
      <text:p text:style-name="P1">　（……？）突然、背後から声がかかった。振り返ると、そこには見覚えのある人物が立っていた。彼は、壮の顔を確認すると、驚いたように笑った。</text:p>
      <text:p text:style-name="P1">「あ、やっぱり！はは、久しぶり」</text:p>
      <text:p text:style-name="P1">「……。」</text:p>
      <text:p text:style-name="P1">　しかし壮には、彼が一体誰なのか、すぐには思い出せなかった。しかし、しばしその見覚えのある顔を見ていると、小学校四年生の時に同じクラスだったことがある人物だということを思い出した。壮はようやく「久しぶりだね」と返事をした。</text:p>
      <text:p text:style-name="P1">「何組だった？俺はD組だったんだけど」</text:p>
      <text:p text:style-name="P1">　彼はそう話しながらも、落ち着かない様子で、辺りをキョロキョロと見渡している。</text:p>
      <text:p text:style-name="P1">「俺はA組」</text:p>
      <text:p text:style-name="P1">　壮がそう答えると、彼は髪をくしゃくしゃとする。</text:p>
      <text:p text:style-name="P1">「そっかー。残念！……あれ？常盤君、もうクラス入んの？」</text:p>
      <text:p text:style-name="P1">「え、うん」</text:p>
      <text:p text:style-name="P1">「そっか、ありがと。じゃ、またね」</text:p>
      <text:p text:style-name="P1">　彼はそう言葉を残すと、また人だかりへと紛れていった。</text:p>
      <text:p text:style-name="P1"><text:soft-page-break/></text:p>
      <text:p text:style-name="P1"/>
      <text:p text:style-name="P1">　<text:span text:style-name="T1">２</text:span></text:p>
      <text:p text:style-name="P1">　東中の校舎は、屋上まで合わせて五階建てだ。</text:p>
      <text:p text:style-name="P1">　壮は、下駄箱の傍に待機していた、新二年生か新三年生の誘導係に誘導され、三階まで案内された。A組は階段を上って左側、一番奥から二番目の教室であった。</text:p>
      <text:p text:style-name="P1">　半開きにされてあった後方のドアから室内に入った。室内には既に、本来の人数の半分以上が納まっていて、話し声が充満していた。―きちんと整列して並べられている机上には、それぞれ一個ずつ、生徒の名前が書かれている厚紙が立てられている。「常盤壮」と書かれた厚紙は、ドア際から二列目、一番後ろの席に置かれていた。（まぁまぁの位置かな）壮はそこにカバンを下ろした。―壮は、「一番は？」と聞かれれば窓際の席が好みだったが、「次は？」と聞かれれば最後列の席が好みだった。</text:p>
      <text:p text:style-name="P1">　やがて五分前にもなると、外で騒いでいた生徒たちや、ギリギリに登校してきた生徒たちが、次々と教室の中に押しかけてきた。いつの間にか、一組の担任と思われる三十代くらいの女性もいて、教卓の隣に配置されている教師専用の机に腰掛けていた。早速、近くにいる生徒に気さくに声をかけている。彼女から視線を逸らさないでいる間に、彼女は教卓について、手を何回か叩いて注目を集めると、軽く自分の自己紹介を始めた。</text:p>
      <text:p text:style-name="P1">「A組の皆さん、おはようございます。これから一年間、どうぞよろしくね。先生の名前は恩田千春といいます。……みんな良かったねぇ、美人の担任に当たって」</text:p>
      <text:p text:style-name="P1">　所々で小さな笑いが起こった。見かけによらず、隙さえあれば、笑いをとろうとする性格のようだ。しかし、壮は笑わなかった。少しも面白くなかった。</text:p>
      <text:p text:style-name="P1">　その後は、恩田は入学式について軽く説明を終え、胸につける飾りピンを、列ごとに配布した。壮にも回ってきた。最後列であるから、受け取るだけでいいので楽だ。壮は、渡されたそれを四方八方から眺めてみた。布で作られた、比較的安っぽそうな花であった。</text:p>
      <text:p text:style-name="P1">「……」</text:p>
      <text:p text:style-name="P1">　壮は、それを左胸につけた。</text:p>
      <text:p text:style-name="P1">　壮はこういうのを付けるのがあまり好きではない。小学校の卒業式にもこういうものを付けたが、その際は花の下に「卒業おめでとう！」と書かれた布がオマケ付きだった。今回はそれが無いだけ幾らかいいが、集団でこういうものを付けていると、まだまだ自分は子供であることを自覚させられる。こんなことを思う自分は生意気だと、壮自身そう思う。</text:p>
      <text:p text:style-name="P1">「それでは皆さん、体育館へ移動しましょう！出席番号順に、廊下に二列になって並んでくださーい」</text:p>
      <text:p text:style-name="P1">　恩田の指示が出ると、まだ緊張しているA組の生徒たちは、初々しくそれに従った。</text:p>
      <text:p text:style-name="P1">　―壮のクラスは、A組だったのでトップに入場した。</text:p>
      <text:p text:style-name="P1">　セレモニーと同時に、盛大な手拍子が沸き起こった。新入生の通る道を真ん中に開けて、席は左右に大きくふたつに分かれている。一番手前の空っぽの席が新入生の席。その後ろに上級生が続き、更にその背後に保護者たちが腰掛けていた。</text:p>
      <text:p text:style-name="P1">　壮はそこを通る際に、保護者の席をチラリと盗み見た。今日は志村が、この東中に訪れることになっていた。それだから彼女がどこかに紛れていて嬉々と手拍子している筈なのだが、この短い間に彼女の姿を見つけることはできなかった。……その人数からいくと、とても新入生全員分の保護者がいるとは思えなかった。（親に時間があっても、入学式に来ない家とか、あるのかな……）</text:p>
      <text:p text:style-name="P1">　壮は出席番号十二番であったから、左側の席・左から十二番目のイスに座った。壮は未だ続けられている手拍子の中、誰もいない壇上の方をボーっと見上げている。（――お父さんは、今日が俺の中学校の入学式であること、一体どういう風に考えているんだろう……）壮の頭は、さっきからそのことばかりに囚われていた。</text:p>
      <text:p text:style-name="P1">　式が開始され、次々と壇上に上る人々の話を聞き流しながら、壮はそのことばかりを考えた。</text:p>
      <text:p text:style-name="P2"/>
      <text:p text:style-name="P2"/>
      <text:p text:style-name="P3">―――――――続き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ＭＳ 明朝" svg:font-family="'ＭＳ 明朝'" style:font-family-generic="roma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5T12:57:54.32</meta:creation-date>
    <meta:editing-duration>P7DT1H55M10S</meta:editing-duration>
    <meta:editing-cycles>721</meta:editing-cycles>
    <meta:generator>OpenOffice.org/3.4.1$Win32 OpenOffice.org_project/341m1$Build-9593</meta:generator>
    <dc:date>2013-12-13T16:04:23.26</dc:date>
    <meta:print-date>2012-10-30T10:50:39.92</meta:print-date>
    <meta:document-statistic meta:table-count="0" meta:image-count="0" meta:object-count="0" meta:page-count="4" meta:paragraph-count="91" meta:word-count="5804" meta:character-count="5864"/>
  </office:meta>
</office:document-meta>
</file>